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3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VILCHEZ CORDOVA, MIGUEL DARWI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VILCHEZ CORDOVA, MIGUEL DARWI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RISCO SILVA, HELM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1312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3T17:56:5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